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🔍 <text:span text:style-name="Strong_20_Emphasis">Retrieval-Centric RAG</text:span></text:h>
      <text:p text:style-name="Text_20_body"><text:span text:style-name="Strong_20_Emphasis">But :</text:span> maximiser la qualité du <text:span text:style-name="Emphasis">retrieval</text:span> avant même d’interroger le LLM.</text:p>
      <text:h text:style-name="Heading_20_4" text:outline-level="4">🧠 Ce que tu as bien compris :</text:h>
      <text:list xml:id="list155561001" text:style-name="L1">
        <text:list-item>
          <text:p text:style-name="P1">On <text:span text:style-name="Strong_20_Emphasis">décline</text:span> la requête d'origine via des reformulations, des expansions, ou des reformulations de perspective (e.g., query rewriting, multi-query, hypothetical questions).</text:p>
        </text:list-item>
        <text:list-item>
          <text:p text:style-name="P1">On récupère <text:span text:style-name="Strong_20_Emphasis">plusieurs lots de documents</text:span> (passages) via ces variantes de requête.</text:p>
        </text:list-item>
        <text:list-item>
          <text:p text:style-name="P1">On agrège, trie ou sélectionne les meilleurs documents (par score ou reranking).</text:p>
        </text:list-item>
      </text:list>
      <text:h text:style-name="Heading_20_4" text:outline-level="4">✅ Stratégies incluses :</text:h>
      <text:list xml:id="list3958240720" text:style-name="L2">
        <text:list-item>
          <text:p text:style-name="P2">Multi-Query Retrieval (MQR)</text:p>
        </text:list-item>
        <text:list-item>
          <text:p text:style-name="P2">HyDE (Hypothetical Document Embeddings)</text:p>
        </text:list-item>
        <text:list-item>
          <text:p text:style-name="P2">Rewriter LLM (query rewriting)</text:p>
        </text:list-item>
        <text:list-item>
          <text:p text:style-name="P2">Fusion-in-Decoder ou rerankers (re-scoring des documents)</text:p>
        </text:list-item>
        <text:list-item>
          <text:p text:style-name="P2">Dédupli / clustering / score mixing</text:p>
        </text:list-item>
      </text:list>
      <text:p text:style-name="Horizontal_20_Line"/>
      <text:h text:style-name="Heading_20_3" text:outline-level="3">✍️ <text:span text:style-name="Strong_20_Emphasis">Generator-Centric RAG</text:span></text:h>
      <text:p text:style-name="Text_20_body"><text:span text:style-name="Strong_20_Emphasis">But :</text:span> améliorer la <text:span text:style-name="Strong_20_Emphasis">réponse générée</text:span> (post-retrieval), grâce à des étapes de raisonnement ou de validation.</text:p>
      <text:h text:style-name="Heading_20_4" text:outline-level="4">🧠 Tu as bien saisi que :</text:h>
      <text:list xml:id="list1261499409" text:style-name="L3">
        <text:list-item>
          <text:p text:style-name="P3">L’agent LLM <text:span text:style-name="Strong_20_Emphasis">analyse les documents récupérés</text:span> et peut :</text:p>
          <text:list>
            <text:list-item>
              <text:p text:style-name="P3">juger leur pertinence,</text:p>
            </text:list-item>
            <text:list-item>
              <text:p text:style-name="P3">sélectionner lesquels injecter dans la réponse,</text:p>
            </text:list-item>
            <text:list-item>
              <text:p text:style-name="P3">faire une réponse initiale puis la <text:span text:style-name="Strong_20_Emphasis">réviser/améliorer</text:span>.</text:p>
            </text:list-item>
          </text:list>
        </text:list-item>
        <text:list-item>
          <text:p text:style-name="P3">On peut même <text:span text:style-name="Strong_20_Emphasis">boucler</text:span> via un feedback loop : “la réponse est-elle complète ? cohérente ? justifiée ?”</text:p>
        </text:list-item>
      </text:list>
      <text:h text:style-name="Heading_20_4" text:outline-level="4">✅ Stratégies incluses :</text:h>
      <text:list xml:id="list3254574323" text:style-name="L4">
        <text:list-item>
          <text:p text:style-name="P4">Answer refinement (ReAct / Self-Ask / Tree of Thought / Reflexion)</text:p>
        </text:list-item>
        <text:list-item>
          <text:p text:style-name="P4">Answer reranking (multi-generation → scoring)</text:p>
        </text:list-item>
        <text:list-item>
          <text:p text:style-name="P4">Tool-assisted generation (e.g., critique tool, verifier tool)</text:p>
        </text:list-item>
        <text:list-item>
          <text:p text:style-name="P4">CoT + document grounding (step-by-step reasoning)</text:p>
        </text:list-item>
      </text:list>
      <text:h text:style-name="Heading_20_3" text:outline-level="3"><text:soft-page-break/>📍 <text:span text:style-name="Strong_20_Emphasis">Rôle de BM25 dans un pipeline RAG</text:span></text:h>
      <text:h text:style-name="Heading_20_4" text:outline-level="4">🧱 1. <text:span text:style-name="Strong_20_Emphasis">Indexation / Préparation</text:span></text:h>
      <text:p text:style-name="Text_20_body">BM25 repose sur un index inversé (type ElasticSearch, Whoosh, etc.), préparé à l’avance sur les documents sources (PDF, corpus internes...).</text:p>
      <text:p text:style-name="Horizontal_20_Line"/>
      <text:h text:style-name="Heading_20_4" text:outline-level="4">🔁 2. <text:span text:style-name="Strong_20_Emphasis">Phase de Retrieval (précédant la génération)</text:span></text:h>
      <text:p text:style-name="Text_20_body">C’est ici que BM25 entre <text:span text:style-name="Strong_20_Emphasis">en jeu</text:span> :</text:p>
      <text:list xml:id="list3281070657" text:style-name="L5">
        <text:list-item>
          <text:p text:style-name="P5">En tant que <text:span text:style-name="Strong_20_Emphasis">retriever de premier niveau</text:span> : pour capter des documents très pertinents littéralement (sparse matching).</text:p>
        </text:list-item>
        <text:list-item>
          <text:p text:style-name="P5">Ou comme <text:span text:style-name="Strong_20_Emphasis">composant hybride</text:span> : souvent combiné avec des retrievers vectoriels (dense).</text:p>
        </text:list-item>
      </text:list>
      <text:p text:style-name="Text_20_body">Exemples d’usage :</text:p>
      <text:list xml:id="list212509577" text:style-name="L6">
        <text:list-item>
          <text:p text:style-name="P6">⚡ BM25 pour obtenir les <text:span text:style-name="Strong_20_Emphasis">top-k contextes lexicalement proches</text:span>, puis passage à l’étape de reranking (ex : via LLM ou reranker BGE).</text:p>
        </text:list-item>
        <text:list-item>
          <text:p text:style-name="P6">🧠 BM25 comme <text:span text:style-name="Strong_20_Emphasis">fallback</text:span> si aucun contexte pertinent n’est trouvé via l’embedding vectoriel.</text:p>
        </text:list-item>
        <text:list-item>
          <text:p text:style-name="P6">🧬 BM25 dans un <text:span text:style-name="Strong_20_Emphasis">pipeline multi-retriever</text:span> (à scorer ensemble).</text:p>
        </text:list-item>
      </text:list>
      <text:p text:style-name="Horizontal_20_Line"/>
      <text:h text:style-name="Heading_20_3" text:outline-level="3">🎯 Pourquoi utiliser BM25 en complément ?</text:h>
      <text:list xml:id="list281913484" text:style-name="L7">
        <text:list-item>
          <text:p text:style-name="P7">Très <text:span text:style-name="Strong_20_Emphasis">rapide</text:span> sur des textes courts/structurés (ex : passages juridiques, manuels).</text:p>
        </text:list-item>
        <text:list-item>
          <text:p text:style-name="P7">Excellent pour capter <text:span text:style-name="Strong_20_Emphasis">des mentions précises</text:span> ou <text:span text:style-name="Strong_20_Emphasis">des entités nommées</text:span>.</text:p>
        </text:list-item>
        <text:list-item>
          <text:p text:style-name="P7">Précieux quand les vecteurs d’embedding ne captent pas bien certaines formulations (par ex. syntaxe inhabituelle, noms propres rares).</text:p>
        </text:list-item>
      </text:list>
      <text:p text:style-name="Standard"/>
      <text:h text:style-name="Heading_20_3" text:outline-level="3">🔀 Stratégies de <text:span text:style-name="Emphasis">chunking</text:span></text:h>
      <text:h text:style-name="Heading_20_4" text:outline-level="4">1. <text:span text:style-name="Strong_20_Emphasis">Statique naïf (par taille)</text:span></text:h>
      <text:list xml:id="list3960112910" text:style-name="L8">
        <text:list-item>
          <text:p text:style-name="P8">Ex : fenêtres de 512 ou 1024 tokens.</text:p>
        </text:list-item>
        <text:list-item>
          <text:p text:style-name="P8">Bien pour les corpus homogènes.</text:p>
        </text:list-item>
        <text:list-item>
          <text:p text:style-name="P8">Problème : coupe à l’aveugle, possible perte de sens.</text:p>
        </text:list-item>
      </text:list>
      <text:h text:style-name="Heading_20_4" text:outline-level="4">2. <text:span text:style-name="Strong_20_Emphasis">Structuré (par paragraphe / section / titre)</text:span></text:h>
      <text:list xml:id="list2753207076" text:style-name="L9">
        <text:list-item>
          <text:p text:style-name="P9">Exploite la structure du document (Markdown, PDF, XML).</text:p>
        </text:list-item>
        <text:list-item>
          <text:p text:style-name="P9">Très utile pour manuels, rapports, etc.</text:p>
        </text:list-item>
      </text:list>
      <text:h text:style-name="Heading_20_4" text:outline-level="4">3. <text:span text:style-name="Strong_20_Emphasis">Glissant (overlapping windows)</text:span></text:h>
      <text:list xml:id="list3198789195" text:style-name="L10">
        <text:list-item>
          <text:p text:style-name="P10">Fenêtres qui se chevauchent (stride ≈ 50%).</text:p>
        </text:list-item>
        <text:list-item>
          <text:p text:style-name="P10"><text:soft-page-break/>Évite la perte d’information en bord de chunk.</text:p>
        </text:list-item>
        <text:list-item>
          <text:p text:style-name="P10">Bon compromis pour textes continus (ex. romans).</text:p>
        </text:list-item>
      </text:list>
      <text:h text:style-name="Heading_20_4" text:outline-level="4">4. <text:span text:style-name="Strong_20_Emphasis">Sémantique / Adaptive chunking</text:span></text:h>
      <text:list xml:id="list2674653851" text:style-name="L11">
        <text:list-item>
          <text:p text:style-name="P11">Découpe selon la cohérence sémantique (via modèle ou heuristique).</text:p>
        </text:list-item>
        <text:list-item>
          <text:p text:style-name="P11">Peut s’appuyer sur une logique de regroupement par <text:span text:style-name="Emphasis">embedding similarity</text:span> ou <text:span text:style-name="Emphasis">topic segmentation</text:span>.</text:p>
        </text:list-item>
        <text:list-item>
          <text:p text:style-name="P11">Plus complexe mais très puissant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1:10:55.912749787</meta:creation-date>
    <dc:date>2025-08-07T11:18:32.488722440</dc:date>
    <meta:editing-duration>PT1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515" meta:character-count="3185" meta:non-whitespace-character-count="2762"/>
  </office:meta>
</office:document-meta>
</file>